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left" draw:textarea-vertical-align="top" draw:auto-grow-height="false" fo:padding-top="0.03cm" fo:padding-bottom="0.03cm" fo:padding-left="0.15cm" fo:padding-right="0.15cm" fo:wrap-option="wrap"/>
    </style:style>
    <style:style style:name="P1" style:family="paragraph">
      <style:paragraph-properties fo:text-align="center">
        <style:tab-stops>
          <style:tab-stop style:position="0.5cm"/>
          <style:tab-stop style:position="4cm"/>
          <style:tab-stop style:position="4.5cm"/>
        </style:tab-stops>
      </style:paragraph-properties>
    </style:style>
    <style:style style:name="P2" style:family="paragraph">
      <style:paragraph-properties fo:text-align="center">
        <style:tab-stops>
          <style:tab-stop style:position="0.5cm"/>
          <style:tab-stop style:position="4cm"/>
          <style:tab-stop style:position="4.5cm"/>
        </style:tab-stops>
      </style:paragraph-properties>
      <style:text-properties fo:font-size="8pt" style:font-size-asian="18pt" style:font-size-complex="18pt"/>
    </style:style>
    <style:style style:name="T1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.1cm" svg:height="0.4cm" svg:x="0.1cm" svg:y="0.1cm">
          <text:p text:style-name="P1"><text:span text:style-name="T1">1.</text:span><text:span text:style-name="T1"><text:tab/></text:span><text:span text:style-name="T1">Left mouse button click</text:span><text:span text:style-name="T1"><text:tab/></text:span><text:span text:style-name="T1">on</text:span><text:span text:style-name="T1"><text:tab/></text:span><text:span text:style-name="T1">Textfield with id user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8.1cm" svg:height="0.4cm" svg:x="0.1cm" svg:y="0.5cm">
          <text:p text:style-name="P1"><text:span text:style-name="T1">2.</text:span><text:span text:style-name="T1"><text:tab/></text:span><text:span text:style-name="T1">Text input „usr“</text:span><text:span text:style-name="T1"><text:tab/></text:span><text:span text:style-name="T1">on</text:span><text:span text:style-name="T1"><text:tab/></text:span><text:span text:style-name="T1">Textfield with id user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8.1cm" svg:height="0.4cm" svg:x="0.1cm" svg:y="0.9cm">
          <text:p text:style-name="P1"><text:span text:style-name="T1">3.</text:span><text:span text:style-name="T1"><text:tab/></text:span><text:span text:style-name="T1">Left mouse button click</text:span><text:span text:style-name="T1"><text:tab/></text:span><text:span text:style-name="T1">on</text:span><text:span text:style-name="T1"><text:tab/></text:span><text:span text:style-name="T1">Textfield with id user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8.1cm" svg:height="0.4cm" svg:x="0.1cm" svg:y="1.3cm">
          <text:p text:style-name="P1"><text:span text:style-name="T1">4.</text:span><text:span text:style-name="T1"><text:tab/></text:span><text:span text:style-name="T1">Text input „user</text:span><text:span text:style-name="T1">“</text:span><text:span text:style-name="T1"><text:tab/></text:span><text:span text:style-name="T1">on</text:span><text:span text:style-name="T1"><text:tab/></text:span><text:span text:style-name="T1">Textfield with id user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8.1cm" svg:height="0.4cm" svg:x="0.1cm" svg:y="1.7cm">
          <text:p text:style-name="P1"><text:span text:style-name="T1">5.</text:span><text:span text:style-name="T1"><text:tab/></text:span><text:span text:style-name="T1">Left mouse button click</text:span><text:span text:style-name="T1"><text:tab/></text:span><text:span text:style-name="T1">on</text:span><text:span text:style-name="T1"><text:tab/></text:span><text:span text:style-name="T1">Textfield with id 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8.1cm" svg:height="0.4cm" svg:x="0.1cm" svg:y="2.1cm">
          <text:p text:style-name="P1"><text:span text:style-name="T1">6.</text:span><text:span text:style-name="T1"><text:tab/></text:span><text:span text:style-name="T1">Text input „“</text:span><text:span text:style-name="T1"><text:tab/></text:span><text:span text:style-name="T1">on</text:span><text:span text:style-name="T1"><text:tab/></text:span><text:span text:style-name="T1">Textfield with id 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8.1cm" svg:height="0.4cm" svg:x="0.1cm" svg:y="2.5cm">
          <text:p text:style-name="P1"><text:span text:style-name="T1">7.</text:span><text:span text:style-name="T1"><text:tab/></text:span><text:span text:style-name="T1">Left mouse button click</text:span><text:span text:style-name="T1"><text:tab/></text:span><text:span text:style-name="T1">on</text:span><text:span text:style-name="T1"><text:tab/></text:span><text:span text:style-name="T1">Button with name „login“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3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ck </meta:initial-creator>
    <meta:creation-date>2012-01-22T19:33:09</meta:creation-date>
    <dc:date>2013-11-08T09:46:53.93</dc:date>
    <meta:editing-duration>PT2H28M57S</meta:editing-duration>
    <meta:editing-cycles>18</meta:editing-cycles>
    <meta:generator>LibreOffice/3.5$Windows_x86 LibreOffice_project/e0fbe70-5879838-a0745b0-0cd1158-638b327</meta:generator>
    <meta:document-statistic meta:object-count="7"/>
  </office:meta>
</office:document-meta>
</file>